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051cm" table:align="left"/>
    </style:style>
    <style:style style:name="Table1.A" style:family="table-column">
      <style:table-column-properties style:column-width="3.246cm"/>
    </style:style>
    <style:style style:name="Table1.B" style:family="table-column">
      <style:table-column-properties style:column-width="1.573cm"/>
    </style:style>
    <style:style style:name="Table1.C" style:family="table-column">
      <style:table-column-properties style:column-width="5.734cm"/>
    </style:style>
    <style:style style:name="Table1.D" style:family="table-column">
      <style:table-column-properties style:column-width="3.4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918cm"/>
    </style:style>
    <style:style style:name="Table2.B" style:family="table-column">
      <style:table-column-properties style:column-width="11.0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282cm" table:align="left"/>
    </style:style>
    <style:style style:name="Table3.A" style:family="table-column">
      <style:table-column-properties style:column-width="4.697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7.01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408cm"/>
    </style:style>
    <style:style style:name="Table4.B" style:family="table-column">
      <style:table-column-properties style:column-width="13.59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773cm" table:align="left"/>
    </style:style>
    <style:style style:name="Table5.A" style:family="table-column">
      <style:table-column-properties style:column-width="2.792cm"/>
    </style:style>
    <style:style style:name="Table5.B" style:family="table-column">
      <style:table-column-properties style:column-width="5.013cm"/>
    </style:style>
    <style:style style:name="Table5.C" style:family="table-column">
      <style:table-column-properties style:column-width="7.967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paragraph-rsid="001e5fca"/>
    </style:style>
    <style:style style:name="P5" style:family="paragraph" style:parent-style-name="Heading_20_3">
      <style:text-properties fo:font-size="18pt" officeooo:paragraph-rsid="001e5fca" style:font-size-asian="18pt" style:font-size-complex="18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</style:style>
    <style:style style:name="P7" style:family="paragraph" style:parent-style-name="Text_20_body">
      <style:text-properties officeooo:rsid="001e5fca" officeooo:paragraph-rsid="001e5fca"/>
    </style:style>
    <style:style style:name="P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9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0" style:family="paragraph" style:parent-style-name="Preformatted_20_Text">
      <style:paragraph-properties fo:margin-top="0cm" fo:margin-bottom="0.499cm" style:contextual-spacing="false" fo:line-height="115%" style:writing-mode="lr-tb"/>
    </style:style>
    <style:style style:name="P11" style:family="paragraph" style:parent-style-name="Preformatted_20_Text">
      <style:paragraph-properties fo:margin-top="0cm" fo:margin-bottom="0.499cm" style:contextual-spacing="false" fo:line-height="115%" style:writing-mode="lr-tb"/>
      <style:text-properties officeooo:paragraph-rsid="001fd74f"/>
    </style:style>
    <style:style style:name="P12" style:family="paragraph" style:parent-style-name="Text_20_body" style:list-style-name="L1">
      <style:paragraph-properties fo:margin-top="0cm" fo:margin-bottom="0.499cm" style:contextual-spacing="false" fo:line-height="115%" style:writing-mode="lr-tb"/>
      <style:text-properties officeooo:paragraph-rsid="001fd74f"/>
    </style:style>
    <style:style style:name="P13" style:family="paragraph" style:parent-style-name="Text_20_body">
      <style:paragraph-properties fo:margin-top="0cm" fo:margin-bottom="0.499cm" style:contextual-spacing="false" fo:line-height="115%" style:writing-mode="lr-tb"/>
      <style:text-properties officeooo:paragraph-rsid="001fd74f"/>
    </style:style>
    <style:style style:name="P14" style:family="paragraph" style:parent-style-name="Text_20_body" style:list-style-name="L2">
      <style:paragraph-properties fo:margin-top="0cm" fo:margin-bottom="0.499cm" style:contextual-spacing="false"/>
      <style:text-properties style:font-name="Liberation Mono" fo:font-size="10pt" style:font-name-asian="NSimSun" style:font-size-asian="10pt" style:font-name-complex="Liberation Mono" style:font-size-complex="10pt"/>
    </style:style>
    <style:style style:name="P15" style:family="paragraph" style:parent-style-name="Text_20_body">
      <style:paragraph-properties fo:margin-top="0cm" fo:margin-bottom="0.499cm" style:contextual-spacing="false"/>
      <style:text-properties style:font-name="Liberation Mono" fo:font-size="10pt" style:font-name-asian="NSimSun" style:font-size-asian="10pt" style:font-name-complex="Liberation Mono" style:font-size-complex="10pt"/>
    </style:style>
    <style:style style:name="P16" style:family="paragraph" style:parent-style-name="Text_20_body">
      <style:paragraph-properties fo:margin-top="0cm" fo:margin-bottom="0.499cm" style:contextual-spacing="false"/>
      <style:text-properties style:font-name="Liberation Mono" fo:font-size="10pt" officeooo:paragraph-rsid="001fd74f" style:font-name-asian="NSimSun" style:font-size-asian="10pt" style:font-name-complex="Liberation Mono" style:font-size-complex="10pt"/>
    </style:style>
    <style:style style:name="P17" style:family="paragraph" style:parent-style-name="Heading_20_2">
      <style:text-properties officeooo:paragraph-rsid="001fd74f"/>
    </style:style>
    <style:style style:name="P1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cm" fo:margin-bottom="0.499cm" style:contextual-spacing="false" style:writing-mode="lr-tb"/>
    </style:style>
    <style:style style:name="P21" style:family="paragraph" style:parent-style-name="Text_20_body" style:list-style-name="L3"/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Text_20_body" style:list-style-name="L4"/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fd74f"/>
    </style:style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>
      <style:text-properties fo:font-size="12pt" style:font-size-asian="10.5pt" style:font-size-complex="12pt"/>
    </style:style>
    <style:style style:name="P36" style:family="paragraph" style:parent-style-name="Text_20_body">
      <style:text-properties fo:font-size="12pt" officeooo:rsid="0021b226" officeooo:paragraph-rsid="0021b226" style:font-size-asian="10.5pt" style:font-size-complex="12pt"/>
    </style:style>
    <style:style style:name="P37" style:family="paragraph" style:parent-style-name="Text_20_body" style:list-style-name="L15">
      <style:text-properties officeooo:rsid="0021b226"/>
    </style:style>
    <style:style style:name="P3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2pt" officeooo:rsid="0021b226" style:font-size-asian="10.5pt" style:font-size-complex="12pt"/>
    </style:style>
    <style:style style:name="P39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2pt" officeooo:rsid="0021b226" style:font-size-asian="10.5pt" style:font-size-complex="12pt"/>
    </style:style>
    <style:style style:name="P40" style:family="paragraph" style:parent-style-name="Text_20_body" style:list-style-name="L16">
      <style:text-properties officeooo:rsid="0021b226"/>
    </style:style>
    <style:style style:name="P41" style:family="paragraph" style:parent-style-name="Preformatted_20_Text">
      <style:paragraph-properties fo:margin-top="0cm" fo:margin-bottom="0.499cm" style:contextual-spacing="false" fo:line-height="115%" style:writing-mode="lr-tb"/>
      <style:text-properties fo:font-size="12pt" officeooo:rsid="0021b226" style:font-size-asian="10.5pt" style:font-size-complex="12pt"/>
    </style:style>
    <style:style style:name="P42" style:family="paragraph" style:parent-style-name="Text_20_body" style:list-style-name="L17">
      <style:text-properties officeooo:rsid="0021b226"/>
    </style:style>
    <style:style style:name="P43" style:family="paragraph" style:parent-style-name="Text_20_body" style:list-style-name="L18">
      <style:text-properties officeooo:rsid="0021b226"/>
    </style:style>
    <style:style style:name="P44" style:family="paragraph" style:parent-style-name="Text_20_body" style:list-style-name="L19">
      <style:text-properties officeooo:rsid="0021b226"/>
    </style:style>
    <style:style style:name="P45" style:family="paragraph" style:parent-style-name="Text_20_body" style:list-style-name="L20">
      <style:text-properties officeooo:rsid="0021b226"/>
    </style:style>
    <style:style style:name="P46" style:family="paragraph" style:parent-style-name="Text_20_body" style:list-style-name="L21">
      <style:text-properties officeooo:rsid="0021b226"/>
    </style:style>
    <style:style style:name="P47" style:family="paragraph" style:parent-style-name="Text_20_body" style:list-style-name="L22">
      <style:text-properties officeooo:rsid="0021b226"/>
    </style:style>
    <style:style style:name="P48" style:family="paragraph" style:parent-style-name="Text_20_body" style:list-style-name="L23">
      <style:text-properties officeooo:rsid="0021b226"/>
    </style:style>
    <style:style style:name="P49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fo:font-size="12pt" officeooo:rsid="0021b226" style:font-size-asian="10.5pt" style:font-size-complex="12pt"/>
    </style:style>
    <style:style style:name="P50" style:family="paragraph" style:parent-style-name="Text_20_body" style:list-style-name="L24">
      <style:text-properties officeooo:rsid="0021b226"/>
    </style:style>
    <style:style style:name="P51" style:family="paragraph" style:parent-style-name="Text_20_body" style:list-style-name="L25">
      <style:text-properties officeooo:rsid="0021b226"/>
    </style:style>
    <style:style style:name="P52" style:family="paragraph" style:parent-style-name="Text_20_body" style:list-style-name="L26">
      <style:text-properties officeooo:rsid="0021b226"/>
    </style:style>
    <style:style style:name="P53" style:family="paragraph" style:parent-style-name="Text_20_body" style:list-style-name="L27"/>
    <style:style style:name="P54" style:family="paragraph" style:parent-style-name="Text_20_body" style:list-style-name="L28"/>
    <style:style style:name="P55" style:family="paragraph" style:parent-style-name="Text_20_body" style:list-style-name="L29"/>
    <style:style style:name="P56" style:family="paragraph" style:parent-style-name="Standard">
      <style:text-properties fo:font-size="18pt" style:font-size-asian="18pt" style:font-size-complex="18pt"/>
    </style:style>
    <style:style style:name="P57" style:family="paragraph" style:parent-style-name="Text_20_body">
      <style:text-properties fo:font-size="18pt" style:font-size-asian="18pt" style:font-size-complex="18pt"/>
    </style:style>
    <style:style style:name="P58" style:family="paragraph" style:parent-style-name="Preformatted_20_Text">
      <style:paragraph-properties fo:margin-left="0cm" fo:margin-right="0cm" fo:text-indent="0cm" style:auto-text-indent="false" style:writing-mode="lr-tb"/>
      <style:text-properties fo:font-size="18pt" style:font-size-asian="18pt" style:font-size-complex="18pt"/>
    </style:style>
    <style:style style:name="P59" style:family="paragraph" style:parent-style-name="Preformatted_20_Text">
      <style:paragraph-properties fo:margin-top="0cm" fo:margin-bottom="0.499cm" style:contextual-spacing="false" style:writing-mode="lr-tb"/>
      <style:text-properties fo:font-size="18pt" style:font-size-asian="18pt" style:font-size-complex="18pt"/>
    </style:style>
    <style:style style:name="P60" style:family="paragraph" style:parent-style-name="Standard">
      <style:text-properties officeooo:rsid="001fd74f" officeooo:paragraph-rsid="001fd74f" style:font-size-asian="12pt"/>
    </style:style>
    <style:style style:name="P6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officeooo:rsid="001fd74f" style:font-size-asian="12pt" style:font-size-complex="12pt"/>
    </style:style>
    <style:style style:name="P62" style:family="paragraph" style:parent-style-name="Text_20_body" style:list-style-name="L30">
      <style:text-properties officeooo:rsid="001fd74f" style:font-size-asian="12pt"/>
    </style:style>
    <style:style style:name="P63" style:family="paragraph" style:parent-style-name="Text_20_body" style:list-style-name="L30">
      <style:text-properties officeooo:rsid="001fd74f" officeooo:paragraph-rsid="001fd74f" style:font-size-asian="12pt"/>
    </style:style>
    <style:style style:name="P64" style:family="paragraph" style:parent-style-name="Text_20_body">
      <style:text-properties officeooo:rsid="001fd74f" officeooo:paragraph-rsid="001fd74f" style:font-size-asian="12pt"/>
    </style:style>
    <style:style style:name="P65" style:family="paragraph" style:parent-style-name="Text_20_body">
      <style:text-properties fo:font-size="18pt" officeooo:rsid="001fd74f" officeooo:paragraph-rsid="001fd74f" style:font-size-asian="18pt" style:font-size-complex="18pt"/>
    </style:style>
    <style:style style:name="P66" style:family="paragraph" style:parent-style-name="Text_20_body">
      <style:text-properties officeooo:paragraph-rsid="001fd74f"/>
    </style:style>
    <style:style style:name="P67" style:family="paragraph" style:parent-style-name="Text_20_body" style:list-style-name="L31">
      <style:text-properties style:font-name="Liberation Sans" officeooo:rsid="001fd74f"/>
    </style:style>
    <style:style style:name="P68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style:font-name="Liberation Sans" officeooo:rsid="001fd74f"/>
    </style:style>
    <style:style style:name="P69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paragraph-rsid="0021afeb"/>
    </style:style>
    <style:style style:name="P70" style:family="paragraph" style:parent-style-name="Text_20_body" style:list-style-name="L32">
      <style:paragraph-properties fo:margin-top="0cm" fo:margin-bottom="0.499cm" style:contextual-spacing="false"/>
      <style:text-properties style:font-name="Liberation Sans" officeooo:rsid="0021afeb" style:font-name-asian="NSimSun" style:font-name-complex="Liberation Mono"/>
    </style:style>
    <style:style style:name="P71" style:family="paragraph" style:parent-style-name="Text_20_body" style:list-style-name="L33">
      <style:paragraph-properties fo:margin-top="0cm" fo:margin-bottom="0.499cm" style:contextual-spacing="false"/>
      <style:text-properties style:font-name="Liberation Sans" officeooo:rsid="0021afeb" style:font-name-asian="NSimSun" style:font-name-complex="Liberation Mono"/>
    </style:style>
    <style:style style:name="P72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style:font-name="Liberation Sans" fo:font-size="12pt" officeooo:rsid="0021afeb" style:font-size-asian="10.5pt" style:font-size-complex="12pt"/>
    </style:style>
    <style:style style:name="P73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paragraph-rsid="0021b226"/>
    </style:style>
    <style:style style:name="P74" style:family="paragraph" style:parent-style-name="Text_20_body" style:list-style-name="L34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75" style:family="paragraph" style:parent-style-name="Text_20_body" style:list-style-name="L35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76" style:family="paragraph" style:parent-style-name="Text_20_body" style:list-style-name="L36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77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style:font-name="Liberation Sans" fo:font-size="12pt" officeooo:rsid="0021b226" style:font-size-asian="10.5pt" style:font-size-complex="12pt"/>
    </style:style>
    <style:style style:name="P78" style:family="paragraph" style:parent-style-name="Preformatted_20_Text">
      <style:paragraph-properties fo:margin-top="0cm" fo:margin-bottom="0.499cm" style:contextual-spacing="false" fo:line-height="115%" style:writing-mode="lr-tb"/>
      <style:text-properties style:font-name="Liberation Sans" fo:font-size="12pt" officeooo:rsid="0021b226" style:font-size-asian="10.5pt" style:font-size-complex="12pt"/>
    </style:style>
    <style:style style:name="P79" style:family="paragraph" style:parent-style-name="Text_20_body" style:list-style-name="L37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0" style:family="paragraph" style:parent-style-name="Text_20_body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1" style:family="paragraph" style:parent-style-name="Text_20_body" style:list-style-name="L38">
      <style:paragraph-properties fo:margin-top="0cm" fo:margin-bottom="0.499cm" style:contextual-spacing="false"/>
      <style:text-properties style:font-name="Liberation Sans" officeooo:rsid="0021b226" officeooo:paragraph-rsid="0021b226" style:font-name-asian="NSimSun" style:font-name-complex="Liberation Mono"/>
    </style:style>
    <style:style style:name="P82" style:family="paragraph" style:parent-style-name="Text_20_body" style:list-style-name="L39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3" style:family="paragraph" style:parent-style-name="Text_20_body" style:list-style-name="L40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4" style:family="paragraph" style:parent-style-name="Text_20_body" style:list-style-name="L41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5" style:family="paragraph" style:parent-style-name="Text_20_body" style:list-style-name="L42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6" style:family="paragraph" style:parent-style-name="Text_20_body" style:list-style-name="L43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P87" style:family="paragraph" style:parent-style-name="Text_20_body" style:list-style-name="L44">
      <style:paragraph-properties fo:margin-top="0cm" fo:margin-bottom="0.499cm" style:contextual-spacing="false"/>
      <style:text-properties style:font-name="Liberation Sans" officeooo:rsid="0021afeb" style:font-name-asian="NSimSun" style:font-name-complex="Liberation Mono"/>
    </style:style>
    <style:style style:name="P88" style:family="paragraph" style:parent-style-name="Heading_20_3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paragraph-rsid="0021b226"/>
    </style:style>
    <style:style style:name="P89" style:family="paragraph" style:parent-style-name="Text_20_body" style:list-style-name="L45">
      <style:paragraph-properties fo:margin-top="0cm" fo:margin-bottom="0.499cm" style:contextual-spacing="false"/>
      <style:text-properties style:font-name="Liberation Sans" officeooo:rsid="0021b226" style:font-name-asian="NSimSun" style:font-name-complex="Liberation Mono"/>
    </style:style>
    <style:style style:name="T1" style:family="text">
      <style:text-properties officeooo:rsid="001e5fca"/>
    </style:style>
    <style:style style:name="T2" style:family="text">
      <style:text-properties fo:color="#c9211e" loext:opacity="100%" fo:font-weight="bold" officeooo:rsid="001fd74f" style:font-weight-asian="bold" style:font-weight-complex="bold"/>
    </style:style>
    <style:style style:name="T3" style:family="text">
      <style:text-properties officeooo:rsid="001fd74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officeooo:rsid="001fd74f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complex="12pt"/>
    </style:style>
    <style:style style:name="T10" style:family="text">
      <style:text-properties fo:font-size="12pt" officeooo:rsid="001fd74f" style:font-size-asian="10.5pt" style:font-size-complex="12pt"/>
    </style:style>
    <style:style style:name="T11" style:family="text">
      <style:text-properties style:font-name="Liberation Sans" officeooo:rsid="001fd74f"/>
    </style:style>
    <style:style style:name="T12" style:family="text">
      <style:text-properties style:font-name="Liberation Sans" fo:font-size="12pt" officeooo:rsid="0021afeb" style:font-size-asian="10.5pt" style:font-size-complex="12pt"/>
    </style:style>
    <style:style style:name="T13" style:family="text">
      <style:text-properties style:font-name="Liberation Sans" fo:font-size="12pt" officeooo:rsid="0021afeb" style:font-name-asian="NSimSun" style:font-size-asian="10.5pt" style:font-name-complex="Liberation Mono" style:font-size-complex="12pt"/>
    </style:style>
    <style:style style:name="T14" style:family="text">
      <style:text-properties fo:font-size="12pt" officeooo:rsid="0021afeb" style:font-size-asian="10.5pt" style:font-size-complex="12pt"/>
    </style:style>
    <style:style style:name="T15" style:family="text">
      <style:text-properties style:font-name="Liberation Sans" fo:font-size="18pt" officeooo:rsid="0021afeb" style:font-size-asian="18pt" style:font-size-complex="18pt"/>
    </style:style>
    <style:style style:name="T16" style:family="text">
      <style:text-properties style:font-name="Liberation Sans" fo:font-size="12pt" officeooo:rsid="0021b226" style:font-size-asian="10.5pt" style:font-size-complex="12pt"/>
    </style:style>
    <style:style style:name="T17" style:family="text">
      <style:text-properties style:font-name="Liberation Sans" fo:font-size="12pt" officeooo:rsid="0021b226" style:font-name-asian="NSimSun" style:font-size-asian="10.5pt" style:font-name-complex="Liberation Mono" style:font-size-complex="12pt"/>
    </style:style>
    <style:style style:name="T18" style:family="text">
      <style:text-properties fo:font-size="12pt" officeooo:rsid="0021b226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MySQL Data Types</text:span></text:h>
      <text:h text:style-name="P2" text:outline-level="2">1. Numeric Data Types</text:h>
      <text:p text:style-name="Text_20_body">Used for numbers (integers, decimals, floating-point, etc.).</text:p>
      <text:h text:style-name="P3" text:outline-level="3">Integer Typ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Storage</text:p>
            </table:table-cell>
            <table:table-cell table:style-name="Table1.A1" office:value-type="string">
              <text:p text:style-name="Table_20_Heading">Range (Signed)</text:p>
            </table:table-cell>
            <table:table-cell table:style-name="Table1.A1" office:value-type="string">
              <text:p text:style-name="Table_20_Heading">Range (Unsigned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INYINT</text:span></text:p>
          </table:table-cell>
          <table:table-cell table:style-name="Table1.A1" office:value-type="string">
            <text:p text:style-name="Table_20_Contents">1 byte</text:p>
          </table:table-cell>
          <table:table-cell table:style-name="Table1.A1" office:value-type="string">
            <text:p text:style-name="Table_20_Contents">-128 to 127</text:p>
          </table:table-cell>
          <table:table-cell table:style-name="Table1.A1" office:value-type="string">
            <text:p text:style-name="Table_20_Contents">0 to 25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LLINT</text:span></text:p>
          </table:table-cell>
          <table:table-cell table:style-name="Table1.A1" office:value-type="string">
            <text:p text:style-name="Table_20_Contents">2 bytes</text:p>
          </table:table-cell>
          <table:table-cell table:style-name="Table1.A1" office:value-type="string">
            <text:p text:style-name="Table_20_Contents">-32,768 to 32,767</text:p>
          </table:table-cell>
          <table:table-cell table:style-name="Table1.A1" office:value-type="string">
            <text:p text:style-name="Table_20_Contents">0 to 65,53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DIUMINT</text:span></text:p>
          </table:table-cell>
          <table:table-cell table:style-name="Table1.A1" office:value-type="string">
            <text:p text:style-name="Table_20_Contents">3 bytes</text:p>
          </table:table-cell>
          <table:table-cell table:style-name="Table1.A1" office:value-type="string">
            <text:p text:style-name="Table_20_Contents">-8,388,608 to 8,388,607</text:p>
          </table:table-cell>
          <table:table-cell table:style-name="Table1.A1" office:value-type="string">
            <text:p text:style-name="Table_20_Contents">0 to 16,777,21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T / INTEGER</text:span></text:p>
          </table:table-cell>
          <table:table-cell table:style-name="Table1.A1" office:value-type="string">
            <text:p text:style-name="Table_20_Contents">4 bytes</text:p>
          </table:table-cell>
          <table:table-cell table:style-name="Table1.A1" office:value-type="string">
            <text:p text:style-name="Table_20_Contents">-2,147,483,648 to 2,147,483,647</text:p>
          </table:table-cell>
          <table:table-cell table:style-name="Table1.A1" office:value-type="string">
            <text:p text:style-name="Table_20_Contents">0 to 4,294,967,29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IGINT</text:span></text:p>
          </table:table-cell>
          <table:table-cell table:style-name="Table1.A1" office:value-type="string">
            <text:p text:style-name="Table_20_Contents">8 bytes</text:p>
          </table:table-cell>
          <table:table-cell table:style-name="Table1.A1" office:value-type="string">
            <text:p text:style-name="Table_20_Contents">-2⁶³ to 2⁶³-1</text:p>
          </table:table-cell>
          <table:table-cell table:style-name="Table1.A1" office:value-type="string">
            <text:p text:style-name="Table_20_Contents">0 to 2⁶⁴-1</text:p>
          </table:table-cell>
        </table:table-row>
      </table:table>
      <text:p text:style-name="Text_20_body">Example:</text:p>
      <text:p text:style-name="P4"><text:span text:style-name="Source_20_Text">age TINYINT UNSIGNED, salary INT, population BIGINT</text:span></text:p>
      <text:h text:style-name="P5" text:outline-level="3"><text:span text:style-name="T1">2.</text:span>Fixed-Point Typ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ECIMAL(M, D)</text:span> / <text:span text:style-name="Strong_20_Emphasis">NUMERIC(M, D)</text:span></text:p>
          </table:table-cell>
          <table:table-cell table:style-name="Table2.A1" office:value-type="string">
            <text:p text:style-name="Table_20_Contents">Exact numeric values. <text:span text:style-name="Source_20_Text">M</text:span> = total digits, <text:span text:style-name="Source_20_Text">D</text:span> = digits after decimal. Good for money.</text:p>
          </table:table-cell>
        </table:table-row>
      </table:table>
      <text:p text:style-name="Text_20_body">Example:</text:p>
      <text:p text:style-name="P6"><text:span text:style-name="Source_20_Text">price DECIMAL(10, 2) <text:s/>-- max 10 digits, 2 after decimal</text:span></text:p>
      <text:h text:style-name="Heading_20_3" text:outline-level="3">Floating-Point Typ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Storag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LOAT(M, D)</text:span></text:p>
          </table:table-cell>
          <table:table-cell table:style-name="Table3.A1" office:value-type="string">
            <text:p text:style-name="Table_20_Contents">4 bytes</text:p>
          </table:table-cell>
          <table:table-cell table:style-name="Table3.A1" office:value-type="string">
            <text:p text:style-name="Table_20_Contents">Approximate numeric, single precisio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OUBLE(M, D)</text:span> / <text:span text:style-name="Strong_20_Emphasis">REAL</text:span></text:p>
          </table:table-cell>
          <table:table-cell table:style-name="Table3.A1" office:value-type="string">
            <text:p text:style-name="Table_20_Contents">8 bytes</text:p>
          </table:table-cell>
          <table:table-cell table:style-name="Table3.A1" office:value-type="string">
            <text:p text:style-name="Table_20_Contents">Approximate numeric, double precision</text:p>
          </table:table-cell>
        </table:table-row>
      </table:table>
      <text:p text:style-name="P7">Example:</text:p>
      <text:p text:style-name="Text_20_body">temperature FLOAT, pi DOUBLE</text:p>
      <text:h text:style-name="Heading_20_2" text:outline-level="2"><text:span text:style-name="T1">3</text:span>. String Data Types</text:h>
      <text:p text:style-name="Text_20_body">Used for text, characters, and binary data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CHAR(n)</text:span></text:p>
          </table:table-cell>
          <table:table-cell table:style-name="Table4.A1" office:value-type="string">
            <text:p text:style-name="Table_20_Contents">Fixed-length string (padded with spaces). Up to 255 chars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VARCHAR(n)</text:span></text:p>
          </table:table-cell>
          <table:table-cell table:style-name="Table4.A1" office:value-type="string">
            <text:p text:style-name="Table_20_Contents">Variable-length string (up to 65,535 depending on row size)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EXT types</text:span></text:p>
          </table:table-cell>
          <table:table-cell table:style-name="Table4.A1" office:value-type="string">
            <text:p text:style-name="Table_20_Contents">Large text storage:</text:p>
          </table:table-cell>
        </table:table-row>
        <table:table-row>
          <table:table-cell table:style-name="Table4.A1" office:value-type="string">
            <text:p text:style-name="Table_20_Contents">- TINYTEXT (255)</text:p>
          </table:table-cell>
          <table:table-cell table:style-name="Table4.A1" office:value-type="string">
            <text:p text:style-name="Table_20_Contents">SMALLTEXT (65,535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BLOB types</text:span></text:p>
          </table:table-cell>
          <table:table-cell table:style-name="Table4.A1" office:value-type="string">
            <text:p text:style-name="Table_20_Contents">Binary large objects (images, files): TINYBLOB, BLOB, MEDIUMBLOB, LONGBLOB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NUM</text:span></text:p>
          </table:table-cell>
          <table:table-cell table:style-name="Table4.A1" office:value-type="string">
            <text:p text:style-name="Table_20_Contents">One value from a predefined list. Example: <text:soft-page-break/><text:span text:style-name="Source_20_Text">'small','medium','large'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ET</text:span></text:p>
          </table:table-cell>
          <table:table-cell table:style-name="Table4.A1" office:value-type="string">
            <text:p text:style-name="Table_20_Contents">Multiple values from a predefined list.</text:p>
          </table:table-cell>
        </table:table-row>
      </table:table>
      <text:p text:style-name="Text_20_body">Example:</text:p>
      <text:p text:style-name="P8"><text:span text:style-name="Source_20_Text">name VARCHAR(100), </text:span></text:p>
      <text:p text:style-name="P9"><text:span text:style-name="Source_20_Text">gender ENUM('male','female','other'),</text:span></text:p>
      <text:p text:style-name="P10"><text:span text:style-name="Source_20_Text">hobbies SET('reading','music','sports')</text:span></text:p>
      <text:p text:style-name="P11"><text:span text:style-name="Source_20_Text"><text:span text:style-name="T2">NOTE</text:span></text:span><text:span text:style-name="Source_20_Text"><text:span text:style-name="T3"> : </text:span></text:span></text:p>
      <text:list text:style-name="L1">
        <text:list-item>
          <text:p text:style-name="P12"><text:span text:style-name="Source_20_Text"><text:span text:style-name="T4">CHAR</text:span></text:span><text:span text:style-name="Source_20_Text"><text:span text:style-name="T5"> = fixed-size box → if value is smaller, it fills with spaces.</text:span></text:span></text:p>
        </text:list-item>
      </text:list>
      <text:p text:style-name="P13">code CHAR(5)</text:p>
      <text:p text:style-name="P13">Insert 'IN' → stored as 'IN ' (3 spaces).</text:p>
      <text:list text:style-name="L2">
        <text:list-item>
          <text:p text:style-name="P14"><text:span text:style-name="Source_20_Text">VARCHAR</text:span> = flexible string → only uses space equal to actual characters.</text:p>
        </text:list-item>
      </text:list>
      <text:p text:style-name="P15">name VARCHAR(5)</text:p>
      <text:p text:style-name="P16">Insert 'IN' → stored as 'IN' (just 2 chars).</text:p>
      <text:h text:style-name="P17" text:outline-level="2"><text:span text:style-name="T1">4</text:span>. Date &amp; Time Data Types</text:h>
      <text:p text:style-name="Text_20_body">Used for storing dates and times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Format</text:p>
            </table:table-cell>
            <table:table-cell table:style-name="Table5.A1" office:value-type="string">
              <text:p text:style-name="Table_20_Heading">Rang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DATE</text:span></text:p>
          </table:table-cell>
          <table:table-cell table:style-name="Table5.A1" office:value-type="string">
            <text:p text:style-name="Table_20_Contents"><text:span text:style-name="Source_20_Text">YYYY-MM-DD</text:span></text:p>
          </table:table-cell>
          <table:table-cell table:style-name="Table5.A1" office:value-type="string">
            <text:p text:style-name="Table_20_Contents">1000-01-01 to 9999-12-31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ATETIME</text:span></text:p>
          </table:table-cell>
          <table:table-cell table:style-name="Table5.A1" office:value-type="string">
            <text:p text:style-name="Table_20_Contents"><text:span text:style-name="Source_20_Text">YYYY-MM-DD HH:MM:SS</text:span></text:p>
          </table:table-cell>
          <table:table-cell table:style-name="Table5.A1" office:value-type="string">
            <text:p text:style-name="Table_20_Contents">1000-01-01 00:00:00 to 9999-12-31 23:59:59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IMESTAMP</text:span></text:p>
          </table:table-cell>
          <table:table-cell table:style-name="Table5.A1" office:value-type="string">
            <text:p text:style-name="Table_20_Contents"><text:span text:style-name="Source_20_Text">YYYY-MM-DD HH:MM:SS</text:span></text:p>
          </table:table-cell>
          <table:table-cell table:style-name="Table5.A1" office:value-type="string">
            <text:p text:style-name="Table_20_Contents">1970-01-01 UTC to 2038-01-19 UTC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IME</text:span></text:p>
          </table:table-cell>
          <table:table-cell table:style-name="Table5.A1" office:value-type="string">
            <text:p text:style-name="Table_20_Contents"><text:span text:style-name="Source_20_Text">HH:MM:SS</text:span></text:p>
          </table:table-cell>
          <table:table-cell table:style-name="Table5.A1" office:value-type="string">
            <text:p text:style-name="Table_20_Contents">-838:59:59 to 838:59:59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YEAR(2 or 4)</text:span></text:p>
          </table:table-cell>
          <table:table-cell table:style-name="Table5.A1" office:value-type="string">
            <text:p text:style-name="Table_20_Contents"><text:span text:style-name="Source_20_Text">YYYY</text:span></text:p>
          </table:table-cell>
          <table:table-cell table:style-name="Table5.A1" office:value-type="string">
            <text:p text:style-name="Table_20_Contents">1901 to 2155</text:p>
          </table:table-cell>
        </table:table-row>
      </table:table>
      <text:p text:style-name="Text_20_body">Example:</text:p>
      <text:p text:style-name="P8"><text:span text:style-name="Source_20_Text">birth_date DATE, </text:span></text:p>
      <text:p text:style-name="P10"><text:span text:style-name="Source_20_Text">created_at TIMESTAMP DEFAULT CURRENT_TIMESTAM</text:span></text:p>
      <text:p text:style-name="Text_20_body"/>
      <text:h text:style-name="Heading_20_1" text:outline-level="1">MySQL CRUD Operations</text:h>
      <text:p text:style-name="Text_20_body">Assume we have a table <text:span text:style-name="Source_20_Text">users</text:span> with schema:</text:p>
      <text:p text:style-name="P18"><text:span text:style-name="Source_20_Text">CREATE TABLE users (</text:span></text:p>
      <text:p text:style-name="P19"><text:span text:style-name="Source_20_Text"><text:s text:c="4"/>id INT AUTO_INCREMENT PRIMARY KEY,</text:span></text:p>
      <text:p text:style-name="P19"><text:span text:style-name="Source_20_Text"><text:s text:c="4"/>name VARCHAR(100),</text:span></text:p>
      <text:p text:style-name="P19"><text:span text:style-name="Source_20_Text"><text:s text:c="4"/>email VARCHAR(100),</text:span></text:p>
      <text:p text:style-name="P19"><text:span text:style-name="Source_20_Text"><text:s text:c="4"/>age INT</text:span></text:p>
      <text:p text:style-name="P20"><text:span text:style-name="Source_20_Text">);</text:span></text:p>
      <text:h text:style-name="Heading_20_3" text:outline-level="3"><text:soft-page-break/>1. INSERT (Create)</text:h>
      <text:p text:style-name="P18"><text:span text:style-name="Source_20_Text">INSERT INTO users (name, email, age)</text:span></text:p>
      <text:p text:style-name="P20"><text:span text:style-name="Source_20_Text">VALUES ('Mehul', 'mehul@example.com', 25);</text:span></text:p>
      <text:h text:style-name="Heading_20_3" text:outline-level="3">2. SELECT (Read)</text:h>
      <text:list text:style-name="L3">
        <text:list-item>
          <text:p text:style-name="P21">Fetch all users:</text:p>
        </text:list-item>
      </text:list>
      <text:p text:style-name="P22"><text:span text:style-name="Source_20_Text">SELECT * FROM users;</text:span></text:p>
      <text:list text:style-name="L4">
        <text:list-item>
          <text:p text:style-name="P23">Fetch specific user:</text:p>
        </text:list-item>
      </text:list>
      <text:p text:style-name="P24"><text:span text:style-name="Source_20_Text">SELECT * FROM users WHERE id = 1;</text:span></text:p>
      <text:p text:style-name="P24"><text:span text:style-name="Source_20_Text">SELECT name, email FROM users WHERE id = 1;</text:span></text:p>
      <text:h text:style-name="Heading_20_3" text:outline-level="3">3. UPDATE</text:h>
      <text:p text:style-name="P18"><text:span text:style-name="Source_20_Text">UPDATE users</text:span></text:p>
      <text:p text:style-name="P19"><text:span text:style-name="Source_20_Text">SET age = 26, email = 'mehul.raj@example.com'</text:span></text:p>
      <text:p text:style-name="P20"><text:span text:style-name="Source_20_Text">WHERE id = 1;</text:span></text:p>
      <text:h text:style-name="Heading_20_3" text:outline-level="3">4. DELETE</text:h>
      <text:p text:style-name="P18"><text:span text:style-name="Source_20_Text">DELETE FROM users</text:span></text:p>
      <text:p text:style-name="P20"><text:span text:style-name="Source_20_Text">WHERE id = 1;</text:span></text:p>
      <text:h text:style-name="Heading_20_1" text:outline-level="1">MongoDB CRUD Operations</text:h>
      <text:p text:style-name="Text_20_body">Assume we have a collection <text:span text:style-name="Source_20_Text">users</text:span> with documents like:</text:p>
      <text:p text:style-name="Standard">{</text:p>
      <text:p text:style-name="Standard"><text:s text:c="2"/>"_id": ObjectId("..."),</text:p>
      <text:p text:style-name="Standard"><text:s text:c="2"/>"name": "Mehul",</text:p>
      <text:p text:style-name="Standard"><text:s text:c="2"/>"email": "mehul@example.com",</text:p>
      <text:p text:style-name="Standard"><text:s text:c="2"/>"age": 25</text:p>
      <text:p text:style-name="Standard">}</text:p>
      <text:h text:style-name="Heading_20_3" text:outline-level="3">1. INSERT (Create)</text:h>
      <text:list text:style-name="L5">
        <text:list-item>
          <text:p text:style-name="P25">Insert one:</text:p>
        </text:list-item>
      </text:list>
      <text:p text:style-name="P22"><text:span text:style-name="Source_20_Text">db.users.insertOne({ name: "Mehul", email: "mehul@example.com", age: 25 });</text:span></text:p>
      <text:list text:style-name="L6">
        <text:list-item>
          <text:p text:style-name="P26">Insert many:</text:p>
        </text:list-item>
      </text:list>
      <text:p text:style-name="P18"><text:span text:style-name="Source_20_Text">db.users.insertMany([</text:span></text:p>
      <text:p text:style-name="P19"><text:span text:style-name="Source_20_Text"><text:s text:c="2"/>{ name: "Riya", email: "riya@example.com", age: 24 },</text:span></text:p>
      <text:p text:style-name="P19"><text:span text:style-name="Source_20_Text"><text:s text:c="2"/>{ name: "Raj", email: "raj@example.com", age: 28 }</text:span></text:p>
      <text:p text:style-name="P20"><text:span text:style-name="Source_20_Text">]);</text:span></text:p>
      <text:h text:style-name="Heading_20_3" text:outline-level="3">2. FIND (Read)</text:h>
      <text:list text:style-name="L7">
        <text:list-item>
          <text:p text:style-name="P27">Fetch all:</text:p>
        </text:list-item>
      </text:list>
      <text:p text:style-name="P22"><text:soft-page-break/><text:span text:style-name="Source_20_Text">db.users.find();</text:span></text:p>
      <text:list text:style-name="L8">
        <text:list-item>
          <text:p text:style-name="P28">Fetch specific user:</text:p>
        </text:list-item>
      </text:list>
      <text:p text:style-name="P22"><text:span text:style-name="Source_20_Text">db.users.findOne({ name: "Mehul" });</text:span></text:p>
      <text:list text:style-name="L9">
        <text:list-item>
          <text:p text:style-name="P29">With condition:</text:p>
        </text:list-item>
      </text:list>
      <text:p text:style-name="P22"><text:span text:style-name="Source_20_Text">db.users.find({ age: { $gt: 25 } });</text:span></text:p>
      <text:h text:style-name="Heading_20_3" text:outline-level="3">3. UPDATE</text:h>
      <text:list text:style-name="L10">
        <text:list-item>
          <text:p text:style-name="P30">Update one:</text:p>
        </text:list-item>
      </text:list>
      <text:p text:style-name="P18"><text:span text:style-name="Source_20_Text">db.users.updateOne(</text:span></text:p>
      <text:p text:style-name="P19"><text:span text:style-name="Source_20_Text"><text:s text:c="2"/>{ name: "Mehul" },</text:span></text:p>
      <text:p text:style-name="P19"><text:span text:style-name="Source_20_Text"><text:s text:c="2"/>{ $set: { age: 26, email: "mehul.raj@example.com" } }</text:span></text:p>
      <text:p text:style-name="P20"><text:span text:style-name="Source_20_Text">);</text:span></text:p>
      <text:list text:style-name="L11">
        <text:list-item>
          <text:p text:style-name="P31">Update many:</text:p>
        </text:list-item>
      </text:list>
      <text:p text:style-name="P18"><text:span text:style-name="Source_20_Text">db.users.updateMany(</text:span></text:p>
      <text:p text:style-name="P19"><text:span text:style-name="Source_20_Text"><text:s text:c="2"/>{ age: { $lt: 25 } },</text:span></text:p>
      <text:p text:style-name="P19"><text:span text:style-name="Source_20_Text"><text:s text:c="2"/>{ $set: { status: "young" } }</text:span></text:p>
      <text:p text:style-name="P20"><text:span text:style-name="Source_20_Text">);</text:span></text:p>
      <text:h text:style-name="Heading_20_3" text:outline-level="3">4. DELETE</text:h>
      <text:list text:style-name="L12">
        <text:list-item>
          <text:p text:style-name="P32">Delete one:</text:p>
        </text:list-item>
      </text:list>
      <text:p text:style-name="P22"><text:span text:style-name="Source_20_Text">db.users.deleteOne({ name: "Mehul" });</text:span></text:p>
      <text:list text:style-name="L13">
        <text:list-item>
          <text:p text:style-name="P33">Delete many:</text:p>
        </text:list-item>
      </text:list>
      <text:p text:style-name="P22"><text:span text:style-name="Source_20_Text">db.users.deleteMany({ age: { $gt: 30 } });</text:span></text:p>
      <text:p text:style-name="Text_20_body"><text:span text:style-name="Strong_20_Emphasis">Key Difference</text:span>:</text:p>
      <text:list text:style-name="L14">
        <text:list-item>
          <text:p text:style-name="P34"><text:span text:style-name="Strong_20_Emphasis">MySQL</text:span> uses <text:span text:style-name="Strong_20_Emphasis">tables, rows, columns</text:span> with structured schema.</text:p>
        </text:list-item>
        <text:list-item>
          <text:p text:style-name="P34"><text:span text:style-name="Strong_20_Emphasis">MongoDB</text:span> uses <text:span text:style-name="Strong_20_Emphasis">collections, documents</text:span> with flexible schema (JSON-like).</text:p>
        </text:list-item>
      </text:list>
      <text:p text:style-name="Text_20_body"/>
      <text:p text:style-name="Text_20_body"><text:span text:style-name="Strong_20_Emphasis"><text:span text:style-name="T6">Mongoose CRUD Operations</text:span></text:span><text:span text:style-name="T6"> </text:span></text:p>
      <text:p text:style-name="P35">const mongoose = require("mongoose");</text:p>
      <text:p text:style-name="P35">const userSchema = new mongoose.Schema({</text:p>
      <text:p text:style-name="P35"><text:s text:c="2"/>name: String,</text:p>
      <text:p text:style-name="P35"><text:s text:c="2"/>email: String,</text:p>
      <text:p text:style-name="P35"><text:s text:c="2"/>age: Number,</text:p>
      <text:p text:style-name="P35">});</text:p>
      <text:p text:style-name="P35"/>
      <text:p text:style-name="P35"><text:soft-page-break/>const User = mongoose.model("User", userSchema);</text:p>
      <text:p text:style-name="P36">1. <text:span text:style-name="Strong_20_Emphasis">CREATE (Insert)</text:span></text:p>
      <text:list text:style-name="L15">
        <text:list-item>
          <text:p text:style-name="P37">Insert one:</text:p>
        </text:list-item>
      </text:list>
      <text:p text:style-name="P38"><text:span text:style-name="Source_20_Text">const user = new User({ name: "Mehul", email: "mehul@example.com", age: 25 });</text:span></text:p>
      <text:p text:style-name="P39"><text:span text:style-name="Source_20_Text">await user.save();</text:span></text:p>
      <text:list text:style-name="L16">
        <text:list-item>
          <text:p text:style-name="P40">Insert many:</text:p>
        </text:list-item>
      </text:list>
      <text:p text:style-name="P38"><text:span text:style-name="Source_20_Text">await User.insertMany([</text:span></text:p>
      <text:p text:style-name="P39"><text:span text:style-name="Source_20_Text"><text:s text:c="2"/>{ name: "Riya", email: "riya@example.com", age: 24 },</text:span></text:p>
      <text:p text:style-name="P39"><text:span text:style-name="Source_20_Text"><text:s text:c="2"/>{ name: "Raj", email: "raj@example.com", age: 28 }</text:span></text:p>
      <text:p text:style-name="P41"><text:span text:style-name="Source_20_Text">]);</text:span></text:p>
      <text:p text:style-name="P36">2. <text:span text:style-name="Strong_20_Emphasis">READ (Find/Select)</text:span></text:p>
      <text:list text:style-name="L17">
        <text:list-item>
          <text:p text:style-name="P42">Find all:</text:p>
        </text:list-item>
      </text:list>
      <text:p text:style-name="P38"><text:span text:style-name="Source_20_Text">const users = await User.find();</text:span></text:p>
      <text:list text:style-name="L18">
        <text:list-item>
          <text:p text:style-name="P43">Find one:</text:p>
        </text:list-item>
      </text:list>
      <text:p text:style-name="P38"><text:span text:style-name="Source_20_Text">const user = await User.findOne({ email: "mehul@example.com" });</text:span></text:p>
      <text:list text:style-name="L19">
        <text:list-item>
          <text:p text:style-name="P44">Find by ID:</text:p>
        </text:list-item>
      </text:list>
      <text:p text:style-name="P38"><text:span text:style-name="Source_20_Text">const user = await User.findById("64fe0b123abc456def789ghi");</text:span></text:p>
      <text:list text:style-name="L20">
        <text:list-item>
          <text:p text:style-name="P45">Conditional + projection:</text:p>
        </text:list-item>
      </text:list>
      <text:p text:style-name="P38"><text:span text:style-name="Source_20_Text">const users = await User.find({ age: { $gt: 25 } }).select("name email");</text:span></text:p>
      <text:p text:style-name="P36">3. <text:span text:style-name="Strong_20_Emphasis">UPDATE</text:span></text:p>
      <text:list text:style-name="L21">
        <text:list-item>
          <text:p text:style-name="P46">Update one:</text:p>
        </text:list-item>
      </text:list>
      <text:p text:style-name="P38"><text:span text:style-name="Source_20_Text">await User.updateOne(</text:span></text:p>
      <text:p text:style-name="P39"><text:span text:style-name="Source_20_Text"><text:s text:c="2"/>{ email: "mehul@example.com" },</text:span></text:p>
      <text:p text:style-name="P39"><text:span text:style-name="Source_20_Text"><text:s text:c="2"/>{ $set: { age: 26 } }</text:span></text:p>
      <text:p text:style-name="P39"><text:span text:style-name="Source_20_Text">);</text:span></text:p>
      <text:list text:style-name="L22">
        <text:list-item>
          <text:p text:style-name="P47">Update by ID:</text:p>
        </text:list-item>
      </text:list>
      <text:p text:style-name="P38"><text:span text:style-name="Source_20_Text">await User.findByIdAndUpdate("64fe0b123abc456def789ghi", { age: 27 });</text:span></text:p>
      <text:list text:style-name="L23">
        <text:list-item>
          <text:p text:style-name="P48">Update many:</text:p>
        </text:list-item>
      </text:list>
      <text:p text:style-name="P49"><text:span text:style-name="Source_20_Text">await User.updateMany({ age: { $lt: 25 } }, { $set: { status: "young" } });</text:span></text:p>
      <text:p text:style-name="P36"><text:soft-page-break/>4. <text:span text:style-name="Strong_20_Emphasis">DELETE</text:span></text:p>
      <text:list text:style-name="L24">
        <text:list-item>
          <text:p text:style-name="P50">Delete one:</text:p>
        </text:list-item>
      </text:list>
      <text:p text:style-name="P38"><text:span text:style-name="Source_20_Text">await User.deleteOne({ email: "mehul@example.com" });</text:span></text:p>
      <text:list text:style-name="L25">
        <text:list-item>
          <text:p text:style-name="P51">Delete by ID:</text:p>
        </text:list-item>
      </text:list>
      <text:p text:style-name="P38"><text:span text:style-name="Source_20_Text">await User.findByIdAndDelete("64fe0b123abc456def789ghi");</text:span></text:p>
      <text:list text:style-name="L26">
        <text:list-item>
          <text:p text:style-name="P52">Delete many:</text:p>
        </text:list-item>
      </text:list>
      <text:p text:style-name="P49"><text:span text:style-name="Source_20_Text">await User.deleteMany({ age: { $gt: 30 } });</text:span></text:p>
      <text:p text:style-name="P36"/>
      <text:h text:style-name="Heading_20_1" text:outline-level="1">General CRUD Interview Questions</text:h>
      <text:list text:style-name="L27">
        <text:list-item>
          <text:p text:style-name="P53"><text:span text:style-name="Strong_20_Emphasis">What does CRUD stand for?</text:span><text:line-break/> Create, Read, Update, Delete – the four basic operations on persistent storage.</text:p>
        </text:list-item>
        <text:list-item>
          <text:p text:style-name="P53"><text:span text:style-name="Strong_20_Emphasis">Difference between SQL (MySQL) and NoSQL (MongoDB) in terms of CRUD?</text:span></text:p>
        </text:list-item>
      </text:list>
      <text:list text:style-name="L28">
        <text:list-item>
          <text:p text:style-name="P54">MySQL → Structured, uses tables/rows, schema required.</text:p>
        </text:list-item>
        <text:list-item>
          <text:p text:style-name="P54">MongoDB → Document-oriented, flexible schema, JSON-like docs.</text:p>
        </text:list-item>
      </text:list>
      <text:list text:style-name="L29">
        <text:list-item>
          <text:p text:style-name="P55"><text:span text:style-name="Strong_20_Emphasis">Which operation is most expensive in databases?</text:span><text:line-break/> Depends on indexes, but usually <text:span text:style-name="Source_20_Text">UPDATE</text:span> and <text:span text:style-name="Source_20_Text">DELETE</text:span> can be more costly than <text:span text:style-name="Source_20_Text">SELECT</text:span>, especially without indexes.</text:p>
        </text:list-item>
      </text:list>
      <text:p text:style-name="P56">MySQL CRUD Interview Questions </text:p>
      <text:p text:style-name="P56"/>
      <text:p text:style-name="P57"><text:span text:style-name="Strong_20_Emphasis"><text:span text:style-name="T7">Q. </text:span></text:span><text:span text:style-name="Strong_20_Emphasis"><text:span text:style-name="T8">How do you insert multiple records in MySQL at once?</text:span></text:span></text:p>
      <text:p text:style-name="P58"><text:span text:style-name="Source_20_Text"><text:span text:style-name="T8">INSERT INTO users (name, email, age) </text:span></text:span></text:p>
      <text:p text:style-name="P59"><text:span text:style-name="Source_20_Text"><text:span text:style-name="T8">VALUES ('A', 'a@gmail.com', 21), ('B', 'b@gmail.com', 22);</text:span></text:span></text:p>
      <text:p text:style-name="P60"><text:span text:style-name="T9">Q. </text:span><text:span text:style-name="Strong_20_Emphasis">How do you fetch only unique values from a column?</text:span><text:line-break/></text:p>
      <text:p text:style-name="P60">Use <text:span text:style-name="Source_20_Text">DISTINCT</text:span>:</text:p>
      <text:p text:style-name="P61"><text:span text:style-name="Source_20_Text">SELECT DISTINCT age FROM users;</text:span></text:p>
      <text:p text:style-name="P60"><text:span text:style-name="T9">Q. </text:span><text:span text:style-name="Strong_20_Emphasis">How do you update multiple rows in MySQL?</text:span><text:line-break/></text:p>
      <text:p text:style-name="P60">Using <text:span text:style-name="Source_20_Text">WHERE</text:span>:</text:p>
      <text:p text:style-name="P61"><text:span text:style-name="Source_20_Text">UPDATE users SET age = age + 1 WHERE age &lt; 25;</text:span></text:p>
      <text:p text:style-name="P60"><text:span text:style-name="T9">Q. </text:span><text:span text:style-name="Strong_20_Emphasis">What is the difference between </text:span><text:span text:style-name="Strong_20_Emphasis"><text:span text:style-name="Source_20_Text">DELETE</text:span></text:span><text:span text:style-name="Strong_20_Emphasis">, </text:span><text:span text:style-name="Strong_20_Emphasis"><text:span text:style-name="Source_20_Text">TRUNCATE</text:span></text:span><text:span text:style-name="Strong_20_Emphasis">, and </text:span><text:span text:style-name="Strong_20_Emphasis"><text:span text:style-name="Source_20_Text">DROP</text:span></text:span><text:span text:style-name="Strong_20_Emphasis">?</text:span></text:p>
      <text:list text:style-name="L30">
        <text:list-item>
          <text:p text:style-name="P62"><text:span text:style-name="Source_20_Text">DELETE</text:span>: Removes rows, can use <text:span text:style-name="Source_20_Text">WHERE</text:span>, can rollback.</text:p>
        </text:list-item>
        <text:list-item>
          <text:p text:style-name="P62"><text:span text:style-name="Source_20_Text">TRUNCATE</text:span>: Removes all rows, faster, cannot use <text:span text:style-name="Source_20_Text">WHERE</text:span>.</text:p>
        </text:list-item>
        <text:list-item>
          <text:p text:style-name="P63"><text:span text:style-name="Source_20_Text">DROP</text:span>: Deletes the entire table/schema.</text:p>
        </text:list-item>
      </text:list>
      <text:p text:style-name="P64"><text:soft-page-break/>Q. <text:span text:style-name="Strong_20_Emphasis">What happens if you don’t use </text:span><text:span text:style-name="Strong_20_Emphasis"><text:span text:style-name="Source_20_Text">WHERE</text:span></text:span><text:span text:style-name="Strong_20_Emphasis"> in UPDATE or DELETE?</text:span><text:line-break/>It will update/delete <text:span text:style-name="Emphasis">all</text:span> rows.</text:p>
      <text:p text:style-name="P65">MongoDB CRUD Interview Questions </text:p>
      <text:p text:style-name="P66"><text:span text:style-name="T10">Q. </text:span><text:span text:style-name="Strong_20_Emphasis">How do you insert multiple documents in MongoDB?</text:span><text:line-break/>Using <text:span text:style-name="Source_20_Text">insertMany()</text:span></text:p>
      <text:p text:style-name="P66"><text:span text:style-name="Source_20_Text"><text:span text:style-name="T11">Q. </text:span></text:span><text:span text:style-name="Source_20_Text"><text:span text:style-name="Strong_20_Emphasis"><text:span text:style-name="T11">What is the difference between </text:span></text:span></text:span><text:span text:style-name="Strong_20_Emphasis"><text:span text:style-name="Source_20_Text"><text:span text:style-name="T3">find()</text:span></text:span></text:span><text:span text:style-name="Source_20_Text"><text:span text:style-name="Strong_20_Emphasis"><text:span text:style-name="T11">, </text:span></text:span></text:span><text:span text:style-name="Strong_20_Emphasis"><text:span text:style-name="Source_20_Text"><text:span text:style-name="T3">findOne()</text:span></text:span></text:span><text:span text:style-name="Source_20_Text"><text:span text:style-name="Strong_20_Emphasis"><text:span text:style-name="T11">, and </text:span></text:span></text:span><text:span text:style-name="Source_20_Text"><text:span text:style-name="Strong_20_Emphasis"><text:span text:style-name="T3">find().limit(1)</text:span></text:span></text:span><text:span text:style-name="Source_20_Text"><text:span text:style-name="Strong_20_Emphasis"><text:span text:style-name="T11">?</text:span></text:span></text:span></text:p>
      <text:list text:style-name="L31">
        <text:list-item>
          <text:p text:style-name="P67"><text:span text:style-name="Source_20_Text">findOne()</text:span> → Returns the first matching document.</text:p>
        </text:list-item>
        <text:list-item>
          <text:p text:style-name="P67"><text:span text:style-name="Source_20_Text">find()</text:span> → Returns a cursor of multiple docs.</text:p>
        </text:list-item>
        <text:list-item>
          <text:p text:style-name="P67"><text:span text:style-name="Source_20_Text">find().limit(1)</text:span> → Cursor limited to 1 doc, still wrapped in cursor.</text:p>
        </text:list-item>
      </text:list>
      <text:p text:style-name="P66"><text:span text:style-name="Source_20_Text"><text:span text:style-name="T11">Q. </text:span></text:span><text:span text:style-name="Source_20_Text"><text:span text:style-name="Strong_20_Emphasis"><text:span text:style-name="T11">How do you update a document without replacing the whole object?</text:span></text:span></text:span><text:span text:style-name="Source_20_Text"><text:span text:style-name="T11"><text:line-break/> Use </text:span></text:span><text:span text:style-name="Source_20_Text"><text:span text:style-name="T3">$set</text:span></text:span><text:span text:style-name="Source_20_Text"><text:span text:style-name="T11">:</text:span></text:span></text:p>
      <text:p text:style-name="P68"><text:span text:style-name="Source_20_Text">db.users.updateOne({ name: "Mehul" }, { $set: { age: 26 } });</text:span></text:p>
      <text:p text:style-name="P69"><text:span text:style-name="Source_20_Text"><text:span text:style-name="T12">Q.</text:span></text:span><text:span text:style-name="Source_20_Text"><text:span text:style-name="Strong_20_Emphasis"><text:span text:style-name="T13">What is the difference between </text:span></text:span></text:span><text:span text:style-name="Strong_20_Emphasis"><text:span text:style-name="Source_20_Text"><text:span text:style-name="T14">updateOne</text:span></text:span></text:span><text:span text:style-name="Source_20_Text"><text:span text:style-name="Strong_20_Emphasis"><text:span text:style-name="T13"> and </text:span></text:span></text:span><text:span text:style-name="Source_20_Text"><text:span text:style-name="Strong_20_Emphasis"><text:span text:style-name="T14">updateMany</text:span></text:span></text:span><text:span text:style-name="Source_20_Text"><text:span text:style-name="Strong_20_Emphasis"><text:span text:style-name="T13">?</text:span></text:span></text:span></text:p>
      <text:list text:style-name="L32">
        <text:list-item>
          <text:p text:style-name="P70"><text:span text:style-name="Source_20_Text">updateOne</text:span> → Updates the first matching document.</text:p>
        </text:list-item>
        <text:list-item>
          <text:p text:style-name="P70"><text:span text:style-name="Source_20_Text">updateMany</text:span> → Updates all matching documents.</text:p>
        </text:list-item>
      </text:list>
      <text:p text:style-name="P69"><text:span text:style-name="Source_20_Text"><text:span text:style-name="T12">Q. </text:span></text:span><text:span text:style-name="Source_20_Text"><text:span text:style-name="Strong_20_Emphasis"><text:span text:style-name="T13">What is the difference between </text:span></text:span></text:span><text:span text:style-name="Source_20_Text"><text:span text:style-name="Strong_20_Emphasis"><text:span text:style-name="T14">remove()</text:span></text:span></text:span><text:span text:style-name="Source_20_Text"><text:span text:style-name="Strong_20_Emphasis"><text:span text:style-name="T13">, </text:span></text:span></text:span><text:span text:style-name="Strong_20_Emphasis"><text:span text:style-name="Source_20_Text"><text:span text:style-name="T14">deleteOne()</text:span></text:span></text:span><text:span text:style-name="Source_20_Text"><text:span text:style-name="Strong_20_Emphasis"><text:span text:style-name="T13">, and </text:span></text:span></text:span><text:span text:style-name="Strong_20_Emphasis"><text:span text:style-name="Source_20_Text"><text:span text:style-name="T14">deleteMany()</text:span></text:span></text:span><text:span text:style-name="Source_20_Text"><text:span text:style-name="Strong_20_Emphasis"><text:span text:style-name="T13">?</text:span></text:span></text:span></text:p>
      <text:list text:style-name="L33">
        <text:list-item>
          <text:p text:style-name="P71"><text:span text:style-name="Source_20_Text">remove()</text:span> → Older method, deprecated.</text:p>
        </text:list-item>
        <text:list-item>
          <text:p text:style-name="P71"><text:span text:style-name="Source_20_Text">deleteOne()</text:span> → Deletes the first match.</text:p>
        </text:list-item>
        <text:list-item>
          <text:p text:style-name="P71"><text:span text:style-name="Source_20_Text">deleteMany()</text:span> → Deletes all matches.</text:p>
        </text:list-item>
      </text:list>
      <text:p text:style-name="P69"><text:span text:style-name="Source_20_Text"><text:span text:style-name="T12">Q. </text:span></text:span><text:span text:style-name="Source_20_Text"><text:span text:style-name="Strong_20_Emphasis"><text:span text:style-name="T13">How do you query documents with age &gt; 25?</text:span></text:span></text:span></text:p>
      <text:p text:style-name="P72"><text:span text:style-name="Source_20_Text">db.users.find({ age: { $gt: 25 } });</text:span></text:p>
      <text:p text:style-name="P69"><text:span text:style-name="Source_20_Text"><text:span text:style-name="T12">Q. </text:span></text:span><text:span text:style-name="Source_20_Text"><text:span text:style-name="Strong_20_Emphasis"><text:span text:style-name="T12">What happens if you insert a document without </text:span></text:span></text:span><text:span text:style-name="Strong_20_Emphasis"><text:span text:style-name="Source_20_Text"><text:span text:style-name="T14">_id</text:span></text:span></text:span><text:span text:style-name="Source_20_Text"><text:span text:style-name="Strong_20_Emphasis"><text:span text:style-name="T12"> in MongoDB?</text:span></text:span></text:span><text:span text:style-name="Source_20_Text"><text:span text:style-name="T12"><text:line-break/>MongoDB automatically generates an </text:span></text:span><text:span text:style-name="Source_20_Text"><text:span text:style-name="T14">_id</text:span></text:span><text:span text:style-name="Source_20_Text"><text:span text:style-name="T12"> (ObjectId). </text:span></text:span></text:p>
      <text:p text:style-name="P69"><text:span text:style-name="Source_20_Text"><text:span text:style-name="T15">Mongoose Interview Questions </text:span>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6">What is Mongoose?</text:span></text:span></text:span><text:span text:style-name="Source_20_Text"><text:span text:style-name="T16"><text:line-break/>Mongoose is an ODM (Object Data Modeling) library for MongoDB and Node.js. It provides schema-based modeling, validation, and query building. </text:span>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Difference between MongoDB driver and Mongoose?</text:span></text:span></text:span></text:p>
      <text:list text:style-name="L34">
        <text:list-item>
          <text:p text:style-name="P74"><text:soft-page-break/><text:span text:style-name="Strong_20_Emphasis">MongoDB driver</text:span> → low-level, flexible, but more manual work.</text:p>
        </text:list-item>
        <text:list-item>
          <text:p text:style-name="P74"><text:span text:style-name="Strong_20_Emphasis">Mongoose</text:span> → higher-level, schema-based, has middleware, validation, and helper methods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How do you define a schema in Mongoose?</text:span></text:span></text:span><text:span text:style-name="Source_20_Text"><text:span text:style-name="T17"><text:line-break/>Using </text:span></text:span><text:span text:style-name="Source_20_Text"><text:span text:style-name="T18">mongoose.Schema({ field: Type })</text:span></text:span><text:span text:style-name="Source_20_Text"><text:span text:style-name="T17">.</text:span>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Difference between </text:span></text:span></text:span><text:span text:style-name="Strong_20_Emphasis"><text:span text:style-name="Source_20_Text"><text:span text:style-name="T18">findOne()</text:span></text:span></text:span><text:span text:style-name="Source_20_Text"><text:span text:style-name="Strong_20_Emphasis"><text:span text:style-name="T17"> and </text:span></text:span></text:span><text:span text:style-name="Strong_20_Emphasis"><text:span text:style-name="Source_20_Text"><text:span text:style-name="T18">findById()</text:span></text:span></text:span><text:span text:style-name="Source_20_Text"><text:span text:style-name="Strong_20_Emphasis"><text:span text:style-name="T17">?</text:span></text:span></text:span></text:p>
      <text:list text:style-name="L35">
        <text:list-item>
          <text:p text:style-name="P75"><text:span text:style-name="Source_20_Text">findOne()</text:span> → Query with condition (e.g., <text:span text:style-name="Source_20_Text">{ email: ... }</text:span>).</text:p>
        </text:list-item>
        <text:list-item>
          <text:p text:style-name="P75"><text:span text:style-name="Source_20_Text">findById()</text:span> → Query directly by <text:span text:style-name="Source_20_Text">_id</text:span>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Difference between </text:span></text:span></text:span><text:span text:style-name="Strong_20_Emphasis"><text:span text:style-name="Source_20_Text"><text:span text:style-name="T18">updateOne()</text:span></text:span></text:span><text:span text:style-name="Source_20_Text"><text:span text:style-name="Strong_20_Emphasis"><text:span text:style-name="T17"> vs </text:span></text:span></text:span><text:span text:style-name="Strong_20_Emphasis"><text:span text:style-name="Source_20_Text"><text:span text:style-name="T18">findByIdAndUpdate()</text:span></text:span></text:span><text:span text:style-name="Source_20_Text"><text:span text:style-name="Strong_20_Emphasis"><text:span text:style-name="T17">?</text:span></text:span></text:span></text:p>
      <text:list text:style-name="L36">
        <text:list-item>
          <text:p text:style-name="P76"><text:span text:style-name="Source_20_Text">updateOne()</text:span> → Updates without returning the document.</text:p>
        </text:list-item>
        <text:list-item>
          <text:p text:style-name="P76"><text:span text:style-name="Source_20_Text">findByIdAndUpdate()</text:span> → Updates and can return the updated document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6">What happens if you use </text:span></text:span></text:span><text:span text:style-name="Strong_20_Emphasis"><text:span text:style-name="Source_20_Text"><text:span text:style-name="T18">updateOne()</text:span></text:span></text:span><text:span text:style-name="Source_20_Text"><text:span text:style-name="Strong_20_Emphasis"><text:span text:style-name="T16"> without </text:span></text:span></text:span><text:span text:style-name="Strong_20_Emphasis"><text:span text:style-name="Source_20_Text"><text:span text:style-name="T18">$set</text:span></text:span></text:span><text:span text:style-name="Source_20_Text"><text:span text:style-name="Strong_20_Emphasis"><text:span text:style-name="T16">?</text:span></text:span></text:span><text:span text:style-name="Source_20_Text"><text:span text:style-name="T16"><text:line-break/>It replaces the entire document with only the fields you provide (dangerous mistake). </text:span>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6">How do you implement soft delete in Mongoose?</text:span></text:span></text:span><text:span text:style-name="Source_20_Text"><text:span text:style-name="T16"><text:line-break/>Add a field </text:span></text:span><text:span text:style-name="Source_20_Text"><text:span text:style-name="T18">isDeleted: Boolean</text:span></text:span><text:span text:style-name="Source_20_Text"><text:span text:style-name="T16"> instead of actually deleting, then filter in queries. </text:span>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What are Mongoose middleware (pre and post hooks)?</text:span></text:span></text:span><text:span text:style-name="Source_20_Text"><text:span text:style-name="T17"><text:line-break/>Functions that run before/after events (e.g., before saving, before deleting).<text:line-break/>Example:</text:span></text:span></text:p>
      <text:p text:style-name="P77"><text:span text:style-name="Source_20_Text">userSchema.pre("save", function(next) {</text:span></text:p>
      <text:p text:style-name="P78"><text:span text:style-name="Source_20_Text"><text:s text:c="2"/>console.log("Before saving:", this.name);</text:span></text:p>
      <text:p text:style-name="P78"><text:span text:style-name="Source_20_Text"><text:s text:c="2"/>next();</text:span></text:p>
      <text:p text:style-name="P78"><text:span text:style-name="Source_20_Text">}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What is the difference between </text:span></text:span></text:span><text:span text:style-name="Source_20_Text"><text:span text:style-name="Strong_20_Emphasis"><text:span text:style-name="T18">lean()</text:span></text:span></text:span><text:span text:style-name="Source_20_Text"><text:span text:style-name="Strong_20_Emphasis"><text:span text:style-name="T17"> and normal queries in Mongoose?</text:span></text:span></text:span></text:p>
      <text:list text:style-name="L37">
        <text:list-item>
          <text:p text:style-name="P79"><text:span text:style-name="Source_20_Text">.lean()</text:span> returns <text:span text:style-name="Strong_20_Emphasis">plain JavaScript objects</text:span>, faster, but no Mongoose methods.</text:p>
        </text:list-item>
        <text:list-item>
          <text:p text:style-name="P79">Normal queries return <text:span text:style-name="Strong_20_Emphasis">Mongoose documents</text:span> (with methods like <text:span text:style-name="Source_20_Text">.save()</text:span>)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6">How do you handle validation in Mongoose?</text:span></text:span></text:span><text:span text:style-name="Source_20_Text"><text:span text:style-name="T16"><text:line-break/>Define validation in schema (e.g., </text:span></text:span><text:span text:style-name="Source_20_Text"><text:span text:style-name="T18">required</text:span></text:span><text:span text:style-name="Source_20_Text"><text:span text:style-name="T16">, </text:span></text:span><text:span text:style-name="Source_20_Text"><text:span text:style-name="T18">minlength</text:span></text:span><text:span text:style-name="Source_20_Text"><text:span text:style-name="T16">, </text:span></text:span><text:span text:style-name="Source_20_Text"><text:span text:style-name="T18">match</text:span></text:span><text:span text:style-name="Source_20_Text"><text:span text:style-name="T16">), or use </text:span></text:span><text:span text:style-name="Source_20_Text"><text:span text:style-name="T18">validate()</text:span></text:span><text:span text:style-name="Source_20_Text"><text:span text:style-name="T16">. </text:span></text:span></text:p>
      <text:p text:style-name="P73"><text:soft-page-break/><text:span text:style-name="Source_20_Text"><text:span text:style-name="T16">Q. </text:span></text:span><text:span text:style-name="Source_20_Text"><text:span text:style-name="Strong_20_Emphasis"><text:span text:style-name="T17">What happens if you update a document without </text:span></text:span></text:span><text:span text:style-name="Source_20_Text"><text:span text:style-name="Strong_20_Emphasis"><text:span text:style-name="T18">$set</text:span></text:span></text:span><text:span text:style-name="Source_20_Text"><text:span text:style-name="Strong_20_Emphasis"><text:span text:style-name="T17">?</text:span></text:span></text:span></text:p>
      <text:p text:style-name="P80"><text:s/>Example:</text:p>
      <text:p text:style-name="P77"><text:span text:style-name="Source_20_Text">await User.updateOne({ _id: id }, { age: 30 });</text:span></text:p>
      <text:list text:style-name="L38">
        <text:list-item>
          <text:p text:style-name="P81">This <text:span text:style-name="Strong_20_Emphasis">replaces the entire document</text:span> with only <text:span text:style-name="Source_20_Text">{ age: 30 }</text:span>.</text:p>
          <text:p text:style-name="P81">Correct way:</text:p>
        </text:list-item>
      </text:list>
      <text:p text:style-name="P77"><text:span text:style-name="Source_20_Text">await User.updateOne({ _id: id }, { $set: { age: 30 } }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Difference between </text:span></text:span></text:span><text:span text:style-name="Source_20_Text"><text:span text:style-name="Strong_20_Emphasis"><text:span text:style-name="T18">remove()</text:span></text:span></text:span><text:span text:style-name="Source_20_Text"><text:span text:style-name="Strong_20_Emphasis"><text:span text:style-name="T17">, </text:span></text:span></text:span><text:span text:style-name="Source_20_Text"><text:span text:style-name="Strong_20_Emphasis"><text:span text:style-name="T18">deleteOne()</text:span></text:span></text:span><text:span text:style-name="Source_20_Text"><text:span text:style-name="Strong_20_Emphasis"><text:span text:style-name="T17">, </text:span></text:span></text:span><text:span text:style-name="Source_20_Text"><text:span text:style-name="Strong_20_Emphasis"><text:span text:style-name="T18">findOneAndDelete()</text:span></text:span></text:span><text:span text:style-name="Source_20_Text"><text:span text:style-name="Strong_20_Emphasis"><text:span text:style-name="T17">, and </text:span></text:span></text:span><text:span text:style-name="Source_20_Text"><text:span text:style-name="Strong_20_Emphasis"><text:span text:style-name="T18">findByIdAndDelete()</text:span></text:span></text:span><text:span text:style-name="Source_20_Text"><text:span text:style-name="Strong_20_Emphasis"><text:span text:style-name="T17">?</text:span></text:span></text:span></text:p>
      <text:list text:style-name="L39">
        <text:list-item>
          <text:p text:style-name="P82"><text:span text:style-name="Source_20_Text">remove()</text:span> → Deprecated.</text:p>
        </text:list-item>
        <text:list-item>
          <text:p text:style-name="P82"><text:span text:style-name="Source_20_Text">deleteOne()</text:span> → Deletes first matching doc (no return).</text:p>
        </text:list-item>
        <text:list-item>
          <text:p text:style-name="P82"><text:span text:style-name="Source_20_Text">findOneAndDelete()</text:span> → Deletes and returns the deleted doc.</text:p>
        </text:list-item>
        <text:list-item>
          <text:p text:style-name="P82"><text:span text:style-name="Source_20_Text">findByIdAndDelete()</text:span> → Same but directly by <text:span text:style-name="Source_20_Text">_id</text:span>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How do you implement soft delete in Mongoose?</text:span></text:span></text:span></text:p>
      <text:p text:style-name="P80">Instead of deleting docs, add a flag:</text:p>
      <text:p text:style-name="P77"><text:span text:style-name="Source_20_Text">isDeleted: { type: Boolean, default: false }</text:span></text:p>
      <text:p text:style-name="P80">Then filter queries:</text:p>
      <text:p text:style-name="P77"><text:span text:style-name="Source_20_Text">User.find({ isDeleted: false }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What is the difference between </text:span></text:span></text:span><text:span text:style-name="Source_20_Text"><text:span text:style-name="Strong_20_Emphasis"><text:span text:style-name="T18">save()</text:span></text:span></text:span><text:span text:style-name="Source_20_Text"><text:span text:style-name="Strong_20_Emphasis"><text:span text:style-name="T17"> and </text:span></text:span></text:span><text:span text:style-name="Source_20_Text"><text:span text:style-name="Strong_20_Emphasis"><text:span text:style-name="T18">insertMany()</text:span></text:span></text:span><text:span text:style-name="Source_20_Text"><text:span text:style-name="Strong_20_Emphasis"><text:span text:style-name="T17">?</text:span></text:span></text:span></text:p>
      <text:list text:style-name="L40">
        <text:list-item>
          <text:p text:style-name="P83"><text:span text:style-name="Source_20_Text">save()</text:span> → Document instance method, runs <text:span text:style-name="Strong_20_Emphasis">middleware (pre/post hooks)</text:span>, validation.</text:p>
        </text:list-item>
        <text:list-item>
          <text:p text:style-name="P83"><text:span text:style-name="Source_20_Text">insertMany()</text:span> → Bulk insert, <text:span text:style-name="Strong_20_Emphasis">skips middleware by default</text:span>, faster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Difference between </text:span></text:span></text:span><text:span text:style-name="Strong_20_Emphasis"><text:span text:style-name="Source_20_Text"><text:span text:style-name="T18">find()</text:span></text:span></text:span><text:span text:style-name="Source_20_Text"><text:span text:style-name="Strong_20_Emphasis"><text:span text:style-name="T17"> vs </text:span></text:span></text:span><text:span text:style-name="Strong_20_Emphasis"><text:span text:style-name="Source_20_Text"><text:span text:style-name="T18">lean()</text:span></text:span></text:span><text:span text:style-name="Source_20_Text"><text:span text:style-name="Strong_20_Emphasis"><text:span text:style-name="T17">?</text:span></text:span></text:span></text:p>
      <text:list text:style-name="L41">
        <text:list-item>
          <text:p text:style-name="P84"><text:span text:style-name="Source_20_Text">find()</text:span> → Returns full <text:span text:style-name="Strong_20_Emphasis">Mongoose document</text:span> with methods (<text:span text:style-name="Source_20_Text">.save()</text:span>, <text:span text:style-name="Source_20_Text">.validate()</text:span>).</text:p>
        </text:list-item>
        <text:list-item>
          <text:p text:style-name="P84"><text:span text:style-name="Source_20_Text">lean()</text:span> → Returns plain JS object → faster, but no methods.</text:p>
        </text:list-item>
      </text:list>
      <text:p text:style-name="P80"><text:soft-page-break/><text:s/>Used for <text:span text:style-name="Strong_20_Emphasis">read-heavy APIs</text:span> where you don’t need doc methods.</text:p>
      <text:p text:style-name="P73"><text:span text:style-name="Source_20_Text"><text:span text:style-name="T16">Q. </text:span></text:span><text:span text:style-name="Source_20_Text"><text:span text:style-name="Strong_20_Emphasis"><text:span text:style-name="T17">What is the difference between </text:span></text:span></text:span><text:span text:style-name="Source_20_Text"><text:span text:style-name="Strong_20_Emphasis"><text:span text:style-name="T18">populate()</text:span></text:span></text:span><text:span text:style-name="Source_20_Text"><text:span text:style-name="Strong_20_Emphasis"><text:span text:style-name="T17"> and </text:span></text:span></text:span><text:span text:style-name="Strong_20_Emphasis"><text:span text:style-name="Source_20_Text"><text:span text:style-name="T18">$lookup</text:span></text:span></text:span><text:span text:style-name="Source_20_Text"><text:span text:style-name="Strong_20_Emphasis"><text:span text:style-name="T17"> in MongoDB aggregation?</text:span></text:span></text:span></text:p>
      <text:list text:style-name="L42">
        <text:list-item>
          <text:p text:style-name="P85"><text:span text:style-name="Source_20_Text">populate()</text:span> → High-level Mongoose method for joining references.</text:p>
        </text:list-item>
        <text:list-item>
          <text:p text:style-name="P85"><text:span text:style-name="Source_20_Text">$lookup</text:span> → MongoDB aggregation operator, lower-level but more flexible.</text:p>
        </text:list-item>
      </text:list>
      <text:p text:style-name="P80"><text:s/>Example:</text:p>
      <text:p text:style-name="P77"><text:span text:style-name="Source_20_Text">User.find().populate("posts"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What happens if you store a field not defined in Schema?</text:span></text:span></text:span></text:p>
      <text:p text:style-name="P80"><text:s/>Depends on <text:span text:style-name="Source_20_Text">strict</text:span> option:</text:p>
      <text:list text:style-name="L43">
        <text:list-item>
          <text:p text:style-name="P86"><text:span text:style-name="Source_20_Text">strict: true</text:span> → Ignores extra fields.</text:p>
        </text:list-item>
        <text:list-item>
          <text:p text:style-name="P86"><text:span text:style-name="Source_20_Text">strict: false</text:span> → Stores them.</text:p>
        </text:list-item>
        <text:list-item>
          <text:p text:style-name="P86"><text:span text:style-name="Source_20_Text">strict: "throw"</text:span> → Throws an error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How would you handle unique constraints in Mongoose?</text:span></text:span></text:span></text:p>
      <text:p text:style-name="P77"><text:span text:style-name="Source_20_Text">email: { type: String, unique: true }</text:span></text:p>
      <text:p text:style-name="P80">Note: <text:span text:style-name="Source_20_Text">unique: true</text:span> is <text:span text:style-name="Strong_20_Emphasis">not validation</text:span>, it just creates an <text:span text:style-name="Strong_20_Emphasis">index</text:span>.<text:line-break/>You must also handle duplicate key errors.</text:p>
      <text:p text:style-name="P73"><text:span text:style-name="Source_20_Text"><text:span text:style-name="T16">Q. </text:span></text:span><text:span text:style-name="Source_20_Text"><text:span text:style-name="T17">. </text:span></text:span><text:span text:style-name="Source_20_Text"><text:span text:style-name="Strong_20_Emphasis"><text:span text:style-name="T17">How to ensure atomicity when updating multiple documents?</text:span></text:span></text:span></text:p>
      <text:p text:style-name="P80">👉 Use <text:span text:style-name="Strong_20_Emphasis">Transactions</text:span> (with MongoDB sessions):</text:p>
      <text:p text:style-name="P77"><text:span text:style-name="Source_20_Text">const session = await mongoose.startSession();</text:span></text:p>
      <text:p text:style-name="P78"><text:span text:style-name="Source_20_Text">session.startTransaction();</text:span></text:p>
      <text:p text:style-name="P78"/>
      <text:p text:style-name="P78"><text:span text:style-name="Source_20_Text">await User.updateOne({ _id: id }, { $set: { age: 30 } }, { session });</text:span></text:p>
      <text:p text:style-name="P78"><text:span text:style-name="Source_20_Text">await Order.updateOne({ userId: id }, { $set: { status: "updated" } }, { session });</text:span></text:p>
      <text:p text:style-name="P78"/>
      <text:p text:style-name="P78"><text:soft-page-break/><text:span text:style-name="Source_20_Text">await session.commitTransaction();</text:span></text:p>
      <text:p text:style-name="P78"><text:span text:style-name="Source_20_Text">session.endSession(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How do you validate an email field in Mongoose Schema?</text:span></text:span></text:span></text:p>
      <text:p text:style-name="P77"><text:span text:style-name="Source_20_Text">email: {</text:span></text:p>
      <text:p text:style-name="P78"><text:span text:style-name="Source_20_Text"><text:s text:c="2"/>type: String,</text:span></text:p>
      <text:p text:style-name="P78"><text:span text:style-name="Source_20_Text"><text:s text:c="2"/>required: true,</text:span></text:p>
      <text:p text:style-name="P78"><text:span text:style-name="Source_20_Text"><text:s text:c="2"/>match: /.+\@.+\..+/ <text:s/></text:span></text:p>
      <text:p text:style-name="P10"><text:span text:style-name="Source_20_Text"><text:span text:style-name="T18">}</text:span></text:span></text:p>
      <text:p text:style-name="P69"><text:span text:style-name="Source_20_Text"><text:span text:style-name="T15">Scenario-based Questions </text:span></text:span></text:p>
      <text:p text:style-name="P69"><text:span text:style-name="Source_20_Text"><text:span text:style-name="T12">Q. </text:span></text:span><text:span text:style-name="Source_20_Text"><text:span text:style-name="Strong_20_Emphasis"><text:span text:style-name="T12">If you run </text:span></text:span></text:span><text:span text:style-name="Strong_20_Emphasis"><text:span text:style-name="Source_20_Text"><text:span text:style-name="T14">UPDATE users SET age = 30;</text:span></text:span></text:span><text:span text:style-name="Source_20_Text"><text:span text:style-name="Strong_20_Emphasis"><text:span text:style-name="T12"> in MySQL, what happens?</text:span></text:span></text:span><text:span text:style-name="Source_20_Text"><text:span text:style-name="T12"><text:line-break/>All rows’ </text:span></text:span><text:span text:style-name="Source_20_Text"><text:span text:style-name="T14">age</text:span></text:span><text:span text:style-name="Source_20_Text"><text:span text:style-name="T12"> column will become 30. </text:span></text:span></text:p>
      <text:p text:style-name="P69"><text:span text:style-name="Source_20_Text"><text:span text:style-name="T12">Q. </text:span></text:span><text:span text:style-name="Source_20_Text"><text:span text:style-name="Strong_20_Emphasis"><text:span text:style-name="T12">In MongoDB, if you forget </text:span></text:span></text:span><text:span text:style-name="Strong_20_Emphasis"><text:span text:style-name="Source_20_Text"><text:span text:style-name="T14">$set</text:span></text:span></text:span><text:span text:style-name="Source_20_Text"><text:span text:style-name="Strong_20_Emphasis"><text:span text:style-name="T12"> in an update, what happens?</text:span></text:span></text:span><text:span text:style-name="Source_20_Text"><text:span text:style-name="T12"><text:line-break/>The whole document gets replaced with only the new fields. (Big mistake in real systems.) </text:span></text:span></text:p>
      <text:p text:style-name="P69"><text:span text:style-name="Source_20_Text"><text:span text:style-name="T12">Q. </text:span></text:span><text:span text:style-name="Source_20_Text"><text:span text:style-name="Strong_20_Emphasis"><text:span text:style-name="T13">How would you implement soft delete in MySQL/MongoDB?</text:span></text:span></text:span></text:p>
      <text:list text:style-name="L44">
        <text:list-item>
          <text:p text:style-name="P87">Add a field <text:span text:style-name="Source_20_Text">isDeleted: true/false</text:span> instead of actually deleting the record.</text:p>
        </text:list-item>
      </text:list>
      <text:p text:style-name="P69"><text:span text:style-name="Source_20_Text"><text:span text:style-name="T12">Q. </text:span></text:span><text:span text:style-name="Source_20_Text"><text:span text:style-name="Strong_20_Emphasis"><text:span text:style-name="T12">Which CRUD operation is most optimized in MongoDB?</text:span></text:span></text:span><text:span text:style-name="Source_20_Text"><text:span text:style-name="T12"><text:line-break/> </text:span></text:span><text:span text:style-name="Source_20_Text"><text:span text:style-name="T14">Read</text:span></text:span><text:span text:style-name="Source_20_Text"><text:span text:style-name="T12"> (</text:span></text:span><text:span text:style-name="Source_20_Text"><text:span text:style-name="T14">find</text:span></text:span><text:span text:style-name="Source_20_Text"><text:span text:style-name="T12">) is optimized when you use indexes. </text:span></text:span></text:p>
      <text:p text:style-name="P73"><text:span text:style-name="Source_20_Text"><text:span text:style-name="T16">Mongoose</text:span></text:span></text:p>
      <text:h text:style-name="P88" text:outline-level="3"><text:span text:style-name="Source_20_Text"><text:span text:style-name="T17">Q. </text:span></text:span><text:span text:style-name="Source_20_Text"><text:span text:style-name="Strong_20_Emphasis"><text:span text:style-name="T17">Scenario: You want to return only non-sensitive fields (</text:span></text:span></text:span><text:span text:style-name="Strong_20_Emphasis"><text:span text:style-name="Source_20_Text"><text:span text:style-name="T18">name</text:span></text:span></text:span><text:span text:style-name="Source_20_Text"><text:span text:style-name="Strong_20_Emphasis"><text:span text:style-name="T17">, </text:span></text:span></text:span><text:span text:style-name="Source_20_Text"><text:span text:style-name="Strong_20_Emphasis"><text:span text:style-name="T18">email</text:span></text:span></text:span><text:span text:style-name="Source_20_Text"><text:span text:style-name="Strong_20_Emphasis"><text:span text:style-name="T17">) but hide </text:span></text:span></text:span><text:span text:style-name="Strong_20_Emphasis"><text:span text:style-name="Source_20_Text"><text:span text:style-name="T18">password</text:span></text:span></text:span><text:span text:style-name="Source_20_Text"><text:span text:style-name="Strong_20_Emphasis"><text:span text:style-name="T17">. How do you do it?</text:span></text:span></text:span></text:h>
      <text:p text:style-name="P80">Option 1: Use <text:span text:style-name="Source_20_Text">select</text:span> in query:</text:p>
      <text:p text:style-name="P77"><text:span text:style-name="Source_20_Text">User.find().select("name email");</text:span></text:p>
      <text:p text:style-name="P80">Option 2: Use <text:span text:style-name="Source_20_Text">toJSON</text:span> transformation in schema:</text:p>
      <text:p text:style-name="P77"><text:span text:style-name="Source_20_Text">userSchema.set("toJSON", {</text:span></text:p>
      <text:p text:style-name="P78"><text:span text:style-name="Source_20_Text"><text:s text:c="2"/>transform: (doc, ret) =&gt; {</text:span></text:p>
      <text:p text:style-name="P78"><text:span text:style-name="Source_20_Text"><text:s text:c="4"/>delete ret.password;</text:span></text:p>
      <text:p text:style-name="P78"><text:soft-page-break/><text:span text:style-name="Source_20_Text"><text:s text:c="4"/>return ret;</text:span></text:p>
      <text:p text:style-name="P78"><text:span text:style-name="Source_20_Text"><text:s text:c="2"/>}</text:span></text:p>
      <text:p text:style-name="P78"><text:span text:style-name="Source_20_Text">}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Scenario: How would you log every time a document is deleted?</text:span></text:span></text:span></text:p>
      <text:p text:style-name="P80">Use middleware (hooks):</text:p>
      <text:p text:style-name="P77"><text:span text:style-name="Source_20_Text">userSchema.pre("deleteOne", { document: true, query: false }, function(next) {</text:span></text:p>
      <text:p text:style-name="P78"><text:span text:style-name="Source_20_Text"><text:s text:c="2"/>console.log(`User deleted: ${this._id}`);</text:span></text:p>
      <text:p text:style-name="P78"><text:span text:style-name="Source_20_Text"><text:s text:c="2"/>next();</text:span></text:p>
      <text:p text:style-name="P78"><text:span text:style-name="Source_20_Text">});</text:span></text:p>
      <text:p text:style-name="P73"><text:span text:style-name="Source_20_Text"><text:span text:style-name="T16">Q. </text:span></text:span><text:span text:style-name="Source_20_Text"><text:span text:style-name="Strong_20_Emphasis"><text:span text:style-name="T17">What’s the difference between </text:span></text:span></text:span><text:span text:style-name="Source_20_Text"><text:span text:style-name="Strong_20_Emphasis"><text:span text:style-name="T18">SchemaType options</text:span></text:span></text:span><text:span text:style-name="Source_20_Text"><text:span text:style-name="Strong_20_Emphasis"><text:span text:style-name="T17"> like </text:span></text:span></text:span><text:span text:style-name="Strong_20_Emphasis"><text:span text:style-name="Source_20_Text"><text:span text:style-name="T18">default</text:span></text:span></text:span><text:span text:style-name="Source_20_Text"><text:span text:style-name="Strong_20_Emphasis"><text:span text:style-name="T17">, </text:span></text:span></text:span><text:span text:style-name="Strong_20_Emphasis"><text:span text:style-name="Source_20_Text"><text:span text:style-name="T18">required</text:span></text:span></text:span><text:span text:style-name="Source_20_Text"><text:span text:style-name="Strong_20_Emphasis"><text:span text:style-name="T17">, </text:span></text:span></text:span><text:span text:style-name="Strong_20_Emphasis"><text:span text:style-name="Source_20_Text"><text:span text:style-name="T18">enum</text:span></text:span></text:span><text:span text:style-name="Source_20_Text"><text:span text:style-name="Strong_20_Emphasis"><text:span text:style-name="T17">?</text:span></text:span></text:span></text:p>
      <text:list text:style-name="L45">
        <text:list-item>
          <text:p text:style-name="P89"><text:span text:style-name="Source_20_Text">default</text:span> → Assigns a value if none provided.</text:p>
        </text:list-item>
        <text:list-item>
          <text:p text:style-name="P89"><text:span text:style-name="Source_20_Text">required</text:span> → Validation rule.</text:p>
        </text:list-item>
        <text:list-item>
          <text:p text:style-name="P89"><text:span text:style-name="Source_20_Text">enum</text:span> → Restricts to predefined values.</text:p>
        </text:list-item>
      </text:list>
      <text:p text:style-name="P73"><text:span text:style-name="Source_20_Text"><text:span text:style-name="T16">Q. </text:span></text:span><text:span text:style-name="Source_20_Text"><text:span text:style-name="Strong_20_Emphasis"><text:span text:style-name="T17">What happens if two users try to update the same document at the same time?</text:span></text:span></text:span></text:p>
      <text:p text:style-name="P80">Possible <text:span text:style-name="Strong_20_Emphasis">race condition</text:span>.<text:line-break/>Solution: Use <text:span text:style-name="Strong_20_Emphasis">Optimistic Concurrency Control</text:span> → Mongoose adds <text:span text:style-name="Source_20_Text">__v</text:span> version key. If mismatch → update fails.</text:p>
      <text:p text:style-name="P73"><text:span text:style-name="Source_20_Text"><text:span text:style-name="T16">Q. </text:span></text:span><text:span text:style-name="Source_20_Text"><text:span text:style-name="Strong_20_Emphasis"><text:span text:style-name="T17">How do you implement pagination with Mongoose?</text:span></text:span></text:span></text:p>
      <text:p text:style-name="P80">Using <text:span text:style-name="Source_20_Text">skip()</text:span> and <text:span text:style-name="Source_20_Text">limit()</text:span>:</text:p>
      <text:p text:style-name="P77"><text:span text:style-name="Source_20_Text">User.find().skip(10).limit(5);</text:span></text:p>
      <text:p text:style-name="P80">Or better, use <text:span text:style-name="Source_20_Text">cursor-based pagination</text:span> with <text:span text:style-name="Source_20_Text">_id</text:span>.</text:p>
      <text:p text:style-name="P73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00:34:24.291480100</meta:creation-date>
    <dc:date>2025-08-26T02:21:36.613716700</dc:date>
    <meta:editing-duration>PT15M57S</meta:editing-duration>
    <meta:editing-cycles>2</meta:editing-cycles>
    <meta:generator>LibreOffice/25.2.5.1$Windows_X86_64 LibreOffice_project/484541f705153d4ff78284873b0153c3e5a280db</meta:generator>
    <meta:print-date>2025-08-26T02:09:03.163493200</meta:print-date>
    <meta:printed-by>PDF files</meta:printed-by>
    <meta:document-statistic meta:table-count="5" meta:image-count="0" meta:object-count="0" meta:page-count="12" meta:paragraph-count="355" meta:word-count="1989" meta:character-count="12572" meta:non-whitespace-character-count="10909"/>
  </office:meta>
</office:document-meta>
</file>